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11c63a" officeooo:paragraph-rsid="0011c63a" style:font-size-asian="16pt" style:font-size-complex="16pt"/>
    </style:style>
    <style:style style:name="P3" style:family="paragraph" style:parent-style-name="Text_20_body">
      <style:text-properties fo:font-size="16pt" fo:font-weight="bold" officeooo:paragraph-rsid="0011c63a" style:font-size-asian="16pt" style:font-weight-asian="bold" style:font-size-complex="16pt" style:font-weight-complex="bold"/>
    </style:style>
    <style:style style:name="P4" style:family="paragraph" style:parent-style-name="Text_20_body">
      <style:text-properties fo:font-size="16pt" fo:font-weight="normal" officeooo:paragraph-rsid="0011c63a" style:font-size-asian="16pt" style:font-weight-asian="normal" style:font-size-complex="16pt" style:font-weight-complex="normal"/>
    </style:style>
    <style:style style:name="T1" style:family="text">
      <style:text-properties officeooo:rsid="0011c63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h (Bourne Again Shell) - это командный интерпретатор и скриптовый язык программирования, разработанный для Unix-подобных операционных систем, таких как Linux. Bash является одним из наиболее популярных языков командной строки и используется для автоматизации задач в системном администрировании, скриптинге и управлении файлами и процессами.</text:p>
      <text:p text:style-name="P1">-----------------------------------------------</text:p>
      <text:p text:style-name="P1">Вот несколько ключевых аспектов языка Bash</text:p>
      <text:p text:style-name="P1">Командная строка: Bash в первую очередь предназначен для выполнения команд в интерактивном режиме. Он обеспечивает мощные средства для работы с файлами, процессами и управления системой.</text:p>
      <text:p text:style-name="P2">----------------------------------------------</text:p>
      <text:p text:style-name="P2">Скриптинг: Bash позволяет создавать скрипты, которые могут содержать последовательность команд и условных операторов для автоматизации задач. Это делает его подходящим для написания простых и средних скриптов для администрирования и автоматизации.</text:p>
      <text:p text:style-name="P2">Синтаксис: Синтаксис Bash отличается от многих других языков программирования. Он чувствителен к регистру, и его команды часто основаны на текстовых строках и потоке данных. Это может быть непривычным для разработчиков, привыкших к языкам с более традиционным синтаксисом.</text:p>
      <text:p text:style-name="P2">------------------------------------------------</text:p>
      <text:p text:style-name="P2">Переменные и строки: Bash поддерживает переменные и строки, что делает его подходящим для обработки текстовой информации. </text:p>
      <text:p text:style-name="P2">Переменные окружения: Bash активно использует переменные окружения, которые могут быть установлены и изменены внутри скриптов и влиять на поведение программы и системы.</text:p>
      <text:p text:style-name="P3"><text:span text:style-name="T1">Условные операторы, </text:span>Циклы, Функции</text:p>
      <text:p text:style-name="P4">------------------------------------------------</text:p>
      <text:p text:style-name="P4">Сильная интеграция с операционной системой: Bash полностью интегрирован с операционной системой Unix/Linux и может выполнять системные вызовы и управлять файлами и процессами.</text:p>
      <text:p text:style-name="P4">----------------------------------------------</text:p>
      <text:p text:style-name="P4"/>
      <text:p text:style-name="P4"><text:soft-page-break/>Ограниченная функциональность:</text:p>
      <text:p text:style-name="P4">Bash не имеет встроенных структур данных, таких как списки или хеш-таблицы, что делает его менее подходящим для сложных алгоритмов и обработки данных.</text:p>
      <text:p text:style-name="P4">Bash предназначен в первую очередь для командной строки и скриптинга, поэтому он не обладает богатой библиотекой или возможностями для разработки приложений</text:p>
      <text:p text:style-name="P4">В целом, Bash - это мощный инструмент для системного администрирования, скриптинга и автоматизации задач командной строки, но он ограничен в сравнении с более универсальными языками программирования, такими как Python, Java или C++. Выбор языка зависит от конкретных задач и требований проект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00:41:36.171697544</meta:creation-date>
    <dc:date>2023-10-05T00:47:52.191720244</dc:date>
    <meta:editing-duration>PT6M16S</meta:editing-duration>
    <meta:editing-cycles>1</meta:editing-cycles>
    <meta:document-statistic meta:table-count="0" meta:image-count="0" meta:object-count="0" meta:page-count="2" meta:paragraph-count="18" meta:word-count="296" meta:character-count="2455" meta:non-whitespace-character-count="2176"/>
    <meta:generator>LibreOffice/7.3.7.2$Linux_X86_64 LibreOffice_project/30$Build-2</meta:generator>
  </office:meta>
</office:document-meta>
</file>